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9B9B3F6B56317555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60%" draw:red="-50%" draw:green="-35%" draw:blue="-10%" fo:clip="rect(10.066cm, 1.514cm, 9.987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50%" draw:red="-50%" draw:green="-35%" draw:blue="-10%" fo:clip="rect(10.066cm, 1.514cm, 9.987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solid" draw:fill-color="#7b76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solid" draw:fill-color="#0055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05594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7b76a8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9.3999996185303pt" fo:letter-spacing="normal" fo:font-style="normal" style:text-underline-style="none" fo:font-weight="normal" style:font-name-asian="DejaVu Sans" style:font-size-asian="29.3999996185303pt" style:font-style-asian="normal" style:font-weight-asian="normal" style:font-name-complex="DejaVu Sans" style:font-size-complex="29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50.823cm" svg:height="79.806cm" svg:x="0cm" svg:y="0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50.799cm" svg:height="0.507cm" svg:x="0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827cm" svg:height="39.928cm" svg:x="0cm" svg:y="39.87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17.525cm" svg:height="39.674cm" svg:x="3.556cm" svg:y="40.1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5" draw:layer="layout" svg:width="12.8cm" svg:height="3.56cm" svg:x="14.986cm" svg:y="35.56cm">
          <draw:image xlink:href="Pictures/10000201000003E80000029B9B3F6B563175556A.png" xlink:type="simple" xlink:show="embed" xlink:actuate="onLoad">
            <text:p/>
          </draw:image>
        </draw:frame>
        <draw:custom-shape draw:name="CustomShape 5" draw:style-name="gr6" draw:text-style-name="P3" draw:layer="layout" svg:width="50.799cm" svg:height="0.507cm" svg:x="0cm" svg:y="79.299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12.8cm" svg:height="3.56cm" draw:transform="rotate (-3.14159265358979) translate (27.98cm 4.36cm)">
          <draw:image xlink:href="Pictures/10000201000003E80000029B9B3F6B563175556A.png" xlink:type="simple" xlink:show="embed" xlink:actuate="onLoad">
            <text:p/>
          </draw:image>
        </draw:frame>
        <draw:custom-shape draw:name="CustomShape 6" draw:style-name="gr8" draw:text-style-name="P3" draw:layer="layout" svg:width="9.421cm" svg:height="40.03cm" svg:x="41.402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3" draw:layer="layout" svg:width="12.191cm" svg:height="39.928cm" svg:x="6.942cm" svg:y="39.87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32.257cm" svg:height="11.785cm" svg:x="6.096cm" svg:y="40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4" draw:layer="layout" svg:width="32.257cm" svg:height="10.718cm" svg:x="6.096cm" svg:y="68.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" draw:text-style-name="P2" draw:layer="layout" svg:width="17.017cm" svg:height="27.177cm" svg:x="6.858cm" svg:y="45.72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6" draw:layer="layout" svg:width="9.421cm" svg:height="40.03cm" svg:x="36.552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4" draw:layer="layout" svg:width="18.263cm" svg:height="44.449cm" svg:x="31.928cm" svg:y="37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17.017cm" svg:height="40.03cm" svg:x="30.226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4" draw:layer="layout" svg:width="32.765cm" svg:height="7.213cm" svg:x="14.632cm" svg:y="40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" draw:text-style-name="P4" draw:layer="layout" svg:width="32.765cm" svg:height="6.658cm" svg:x="14.566cm" svg:y="72.6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" draw:text-style-name="P2" draw:layer="layout" svg:width="17.271cm" svg:height="32.511cm" svg:x="29.972cm" svg:y="43.68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20.573cm" svg:height="1.697cm" draw:transform="rotate (1.57358885359809) translate (10.776cm 69.6cm)">
          <draw:image xlink:href="Pictures/10000201000003E80000029B9B3F6B563175556A.png" xlink:type="simple" xlink:show="embed" xlink:actuate="onLoad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79.80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45.718cm" svg:height="17.568cm" svg:x="2.539cm" svg:y="1.05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7:26:33</meta:creation-date>
    <dc:language>en-US</dc:language>
    <dc:date>2020-05-04T18:37:47.037684606</dc:date>
    <meta:editing-cycles>22</meta:editing-cycles>
    <meta:editing-duration>PT1H18M58S</meta:editing-duration>
    <meta:generator>LibreOffice/6.0.7.3$Linux_X86_64 LibreOffice_project/00m0$Build-3</meta:generator>
    <meta:document-statistic meta:object-count="38"/>
  </office:meta>
</office:document-meta>
</file>